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Liberation Serif" fo:font-size="12pt" officeooo:rsid="0026180f" officeooo:paragraph-rsid="000093fd" style:font-size-asian="12pt" style:font-size-complex="12pt"/>
    </style:style>
    <style:style style:name="P2" style:family="paragraph" style:parent-style-name="Standard">
      <style:text-properties fo:color="#000000" style:font-name="Liberation Serif" fo:font-size="12pt" officeooo:rsid="002126f4" officeooo:paragraph-rsid="000093fd" style:font-size-asian="12pt" style:font-size-complex="12pt"/>
    </style:style>
    <style:style style:name="P3" style:family="paragraph" style:parent-style-name="Standard">
      <style:text-properties fo:color="#000000" style:font-name="Liberation Serif" fo:font-size="12pt" officeooo:rsid="00216ff6" officeooo:paragraph-rsid="000093fd" style:font-size-asian="12pt" style:font-size-complex="12pt"/>
    </style:style>
    <style:style style:name="P4" style:family="paragraph" style:parent-style-name="Standard">
      <style:text-properties fo:color="#000000" style:font-name="Liberation Serif" fo:font-size="12pt" officeooo:rsid="0022125f" officeooo:paragraph-rsid="000093fd" style:font-size-asian="12pt" style:font-size-complex="12pt"/>
    </style:style>
    <style:style style:name="P5" style:family="paragraph" style:parent-style-name="Standard">
      <style:text-properties fo:color="#000000" style:font-name="Liberation Serif" fo:font-size="12pt" officeooo:rsid="002281c2" officeooo:paragraph-rsid="000093fd" style:font-size-asian="12pt" style:font-size-complex="12pt"/>
    </style:style>
    <style:style style:name="P6" style:family="paragraph" style:parent-style-name="Standard">
      <style:text-properties fo:color="#000000" style:font-name="Liberation Serif" fo:font-size="12pt" officeooo:rsid="002573cb" officeooo:paragraph-rsid="000093fd" style:font-size-asian="12pt" style:font-size-complex="12pt"/>
    </style:style>
    <style:style style:name="P7" style:family="paragraph" style:parent-style-name="Standard">
      <style:text-properties fo:color="#000000" style:font-name="Liberation Serif" fo:font-size="12pt" officeooo:rsid="000093fd" officeooo:paragraph-rsid="0002436b" style:font-size-asian="12pt" style:font-size-complex="12pt"/>
    </style:style>
    <style:style style:name="P8" style:family="paragraph" style:parent-style-name="Standard">
      <style:text-properties fo:color="#000000" style:font-name="Liberation Serif" fo:font-size="12pt" officeooo:rsid="002281c2" officeooo:paragraph-rsid="000441e1" style:font-size-asian="12pt" style:font-size-complex="12pt"/>
    </style:style>
    <style:style style:name="P9" style:family="paragraph" style:parent-style-name="Standard">
      <style:text-properties fo:color="#000000" style:font-name="Liberation Serif" fo:font-size="12pt" officeooo:rsid="0026180f" officeooo:paragraph-rsid="000093fd" style:font-size-asian="12pt" style:font-size-complex="12pt"/>
    </style:style>
    <style:style style:name="P10" style:family="paragraph" style:parent-style-name="Standard">
      <style:text-properties fo:color="#ff0000" style:font-name="Liberation Serif" fo:font-size="12pt" officeooo:rsid="00078cb6" officeooo:paragraph-rsid="00078cb6" style:font-size-asian="12pt" style:font-size-complex="12pt"/>
    </style:style>
    <style:style style:name="T1" style:family="text">
      <style:text-properties officeooo:rsid="00216ff6"/>
    </style:style>
    <style:style style:name="T2" style:family="text">
      <style:text-properties fo:language="en" fo:country="US"/>
    </style:style>
    <style:style style:name="T3" style:family="text">
      <style:text-properties officeooo:rsid="0022125f"/>
    </style:style>
    <style:style style:name="T4" style:family="text">
      <style:text-properties officeooo:rsid="002573cb"/>
    </style:style>
    <style:style style:name="T5" style:family="text">
      <style:text-properties officeooo:rsid="002586ed"/>
    </style:style>
    <style:style style:name="T6" style:family="text">
      <style:text-properties officeooo:rsid="0002436b"/>
    </style:style>
    <style:style style:name="T7" style:family="text">
      <style:text-properties officeooo:rsid="00033e21"/>
    </style:style>
    <style:style style:name="T8" style:family="text">
      <style:text-properties officeooo:rsid="000441e1"/>
    </style:style>
    <style:style style:name="T9" style:family="text">
      <style:text-properties officeooo:rsid="0005643f"/>
    </style:style>
    <style:style style:name="T10" style:family="text">
      <style:text-properties officeooo:rsid="00074d4c"/>
    </style:style>
    <style:style style:name="T11" style:family="text">
      <style:text-properties fo:color="#ff0000" officeooo:rsid="00033e21"/>
    </style:style>
    <style:style style:name="T12" style:family="text">
      <style:text-properties fo:color="#ff0000" officeooo:rsid="000441e1"/>
    </style:style>
    <style:style style:name="T13" style:family="text">
      <style:text-properties fo:color="#ff0000" officeooo:rsid="0005643f"/>
    </style:style>
    <style:style style:name="T14" style:family="text">
      <style:text-properties fo:color="#ff0000" officeooo:rsid="00074d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gni personaggio non obbligatorio ha un’abilità fuori dal combattimento:</text:p>
      <text:p text:style-name="P2">Alros grazie alla sua superiore agilità riesce a scavalcare muri, arrampicarsi per entrare dalle finestre, ecc. per raggiungere luoghi altrimenti non accessibili: i muri, pareti e finestre su cui è possibile usare questa abilità sono segnalati con un’icona a forma di muro.</text:p>
      <text:p text:style-name="P2">Jack con il suo carisma riesci a conquistare e a convincere vari personaggi ad aiutare la squadra nelle loro avventure: i personaggi con cui è possibile usare questa abilità sono segnalati con un’icona a forma di bocca.</text:p>
      <text:p text:style-name="P2">Jenny utilizza un piccolo dispositivo per hackerare computer, terminali, ecc in modo da bypassare la sicurezza: i dispositivi su cui è possibile usare questa abilità sono segnalati con un’icona a forma di scheda elettronica.</text:p>
      <text:p text:style-name="P2">Strax per mezzo della sua forza fisica riesce ad abbattere piccoli muri con crepe, porte, ecc per aprirsi varchi e trovare luoghi nascosti: le zone su cui è possibile usare questa abilità sono segnalati con un’icona a forma di <text:span text:style-name="T1">stivale che calcia</text:span>.</text:p>
      <text:p text:style-name="P2"/>
      <text:p text:style-name="P1">Queste abilità uniche sono usate per ad esempio per raggiungere e raccogliere oggetti (bauli, armadi, <text:span text:style-name="T2">collectibles</text:span>, ecc.) altrimenti non raggiungibili, fornendo un bonus per la squadra e incentivando l’esplorazione.</text:p>
      <text:p text:style-name="P1"/>
      <text:p text:style-name="P10">Alcune scelte sono legate all’allineamento del giocatore rispetto a Clara-Ashildr, solo se il giocatore è più vicino ad una delle due, questa proporrà il suo piano per procedere nel livello, altrimenti resterà in silenzio. Il giocatore può sempre scegliere se ascoltarla o cercare un altro modo, ma il metodo dell’altro personaggio rimane precluso.</text:p>
      <text:p text:style-name="P1"/>
      <text:p text:style-name="P7">Nel livello da noi prototipato inserirei nel negozietto un magazzino posteriore che però è chiuso da una porta collegata ad un terminale: un tutorial spiega come utilizzare il dispositivo di Jenny per hackerare il terminale (puzzle di Alfio) ed accedere al magazzino in cui si trovano consumabili vari (booster, pozioni, ecc). Però entrando si richiude la porta dietro di loro e devono ri-hackerare il terminale (nelle slide dice che bisogna assicurarsi che il giocatore abbia capito come risolvere l’ enigma, altrimenti non può proseguire). In giro per la città si trovano altri computer (magari in una banca per accedere al caveau dove si trova dell’oro, o nel palazzo del sindaco per accedere all’ufficio principale, dove si trovano booster vari, ecc). All’interno della fabbrica per aumentare i permessi della carta bisogna usare ancora l’hackeraggio.</text:p>
      <text:p text:style-name="P7">L’abilità di Alros può essere ad esempio spiegata all’inizio quando per entrare nel negozietto la porta è bloccata dall’interno (uno scaffale è caduto e blocca la porta), Alros nota che il tetto ha un buco (c’è anche nello script), si arrampica su un muro ed entra, poco dopo rispunta dalla porta che era bloccata ed apre la strada per il resto del team. In giro per la città ci sono zone simili (<text:span text:style-name="T6">ad esempio per entrare in un’ospedale con la porta chiusa, Alros si arrampica su un muro per entrare da una finestra aperta, poi apre la porta, oppure in una scuola con un giardino circondata da un muro, vedono uno scheletro con le chiavi del cancello proprio nel giardino, Alros scavalca il muro e recupera le chiavi per poi aprire il cancello</text:span>).</text:p>
      <text:p text:style-name="P7">L’abilità di Jack viene spiegata con un tutorial quando si incontrano gli scienziati, bisogna conquistarsi la loro fiducia per farsi aiutare.</text:p>
      <text:p text:style-name="P2"/>
      <text:p text:style-name="P3">Queste abilità uniche rendono lo svolgimento dei livelli diverso per ogni squadra assemblata prima dell’inizio del livello, <text:span text:style-name="T3">ad esempio: </text:span></text:p>
      <text:p text:style-name="P4">- nel livello “Waflorix” il giocatore deve intrufolarsi nella caserma, circondata da alte mura, per entrare nell’edificio principale cercando di non essere scoperti, gli approcci del livello sono:</text:p>
      <text:p text:style-name="P4"><text:tab/>quello base consiste nell’entrare dal cancello principale, venendo scoperti e facendo scattare <text:tab/>l’allarme: il numero dei nemici è normale;</text:p>
      <text:p text:style-name="P3"><text:tab/>.<text:span text:style-name="T11">(Clara)</text:span><text:span text:style-name="T7"> usando l’abilità oratoria di Jack, si può convincere una guardia ad accompagnarli <text:tab/>all’interno della struttura, fingendo che siano nuovi prigionieri: il numero dei nemici è nullo;</text:span></text:p>
      <text:p text:style-name="P3"><text:soft-page-break/><text:tab/>.<text:span text:style-name="T3">Jenny può hackerare l’ingresso posteriore facendo sbucare la squadra nella zona dove sono <text:tab/>tenuti i prigionieri, liberandoli questi aiutano facendo fuori alcune guardie: il numero dei <text:tab/>nemici è ridotto;</text:span></text:p>
      <text:p text:style-name="P3"><text:tab/>.<text:span text:style-name="T11">(Ashildr)</text:span><text:span text:style-name="T7"> con la sua forza Strax riesce a creare un buco in una parete delle mura, ma la <text:tab/>squadra sbuca <text:tab/>proprio di fronte alla zona addestramento dei soldati: il numero dei nemici è <text:tab/>alto;</text:span></text:p>
      <text:p text:style-name="P5">- nel livello “Steon A61” il giocatore deve esplorare un laboratorio in cerca di informazioni, si può:</text:p>
      <text:p text:style-name="P5"><text:tab/><text:span text:style-name="T3">quello base consiste nell’</text:span>entrare dalla porta principale, facendo scattare l’allarme: il numero <text:tab/>di nemici è normale;</text:p>
      <text:p text:style-name="P8"><text:tab/>.<text:span text:style-name="T12">(Ashildr) </text:span>Alros riesce ad arrampicarsi ed ad aprire una porta secondaria chiusa dall’interno, <text:tab/>non facendo scattare l’allarme: il numero <text:s/>di nemici è ridotto <text:span text:style-name="T4">ed è possibile attaccare da <text:tab/>dietro</text:span>;</text:p>
      <text:p text:style-name="P5"><text:tab/>.<text:span text:style-name="T12">(Clara) </text:span>Jack convince una guardia di essere del team di controllo e chiede di fare un giro <text:tab/>dell’edificio, poco dopo vengono però fermati da una guardia che li scopre e fa scattare <text:tab/>l’allarme: il livello di nemici è alto;</text:p>
      <text:p text:style-name="P5"><text:tab/>.Jenny riesce ad hackerare il terminale di una guardia, inserendosi nella lista del personale <text:tab/>con accesso illimitato: il numero di nemici è nullo;</text:p>
      <text:p text:style-name="P6">- nel livello “Kobroth” il giocatore deve infiltrarsi in una miniera di Zeiton-7, le possibilità sono:</text:p>
      <text:p text:style-name="P6"><text:tab/><text:span text:style-name="T3">quello base consiste nell’</text:span>entrare dall’entrata principale, facendo scattare l’allarme: il numero <text:tab/>i nemici è normale;</text:p>
      <text:p text:style-name="P6"><text:tab/>.Alros prova ad arrampicarsi lungo una parete della <text:span text:style-name="T5">cava per prendere una scala che aiuti la <text:tab/>squadra a raggiungere la cava, ma il terreno cede provocando una frana, attirando ancora più <text:tab/>nemici: il numero di nemici è alto;</text:span></text:p>
      <text:p text:style-name="P6"><text:tab/>.<text:span text:style-name="T13">(Ashildr) </text:span>Jack convince una guardia, nuova sul posto, a fomentare una ribellione degli <text:tab/>schiavi, che così attaccano i loro carcerieri: il numero di nemici è ridotto;</text:p>
      <text:p text:style-name="P6"><text:tab/>.<text:span text:style-name="T13">(Clara) </text:span><text:span text:style-name="T9">Strax con una carica sfonda una parete rocciosa che permette al gruppo di <text:tab/>raggiungere direttamente una stanza interna delle gallerie: il numero di nemici è nullo;</text:span></text:p>
      <text:p text:style-name="P1">- nel livello “Pledatite” il giocatore deve esplorare un bunker sotterraneo, la squadra agisce può:</text:p>
      <text:p text:style-name="P1"><text:tab/><text:span text:style-name="T3">quello base consiste nell’</text:span>entrare dal corridoio principale, facendo scattare l’allarme: il <text:tab/>numero di nemici è normale;</text:p>
      <text:p text:style-name="P1"><text:tab/>.<text:span text:style-name="T14">(Ashildr) </text:span>Alros si arrampica su una parete e raggiunge un condotto di ventilazione, poi <text:tab/>torna con una <text:tab/>chiave per l’ascensore che porta direttamente all’interno: il numero di nemici <text:tab/>è nullo;</text:p>
      <text:p text:style-name="P1"><text:tab/>.Jenny usa il suo dispositivo per hackerare un terminale per entrare, ma il computer è più <text:tab/>protetto e fa scattare l’allarme: il numero di nemici è alto;</text:p>
      <text:p text:style-name="P1"><text:tab/>.<text:span text:style-name="T14">(Clara)</text:span><text:span text:style-name="T10"> </text:span>Strax cercando di sfondare una parete provoca dei crolli nei tunnel del bunker, con i <text:tab/>massi che finiscono per schiacciare molte delle guardie: il numero di nemici è ridot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0:37:09.270000000</meta:creation-date>
    <dc:date>2017-12-18T15:10:08.833000000</dc:date>
    <meta:editing-duration>PT15M2S</meta:editing-duration>
    <meta:editing-cycles>8</meta:editing-cycles>
    <meta:generator>LibreOffice/5.3.7.2$Windows_X86_64 LibreOffice_project/6b8ed514a9f8b44d37a1b96673cbbdd077e24059</meta:generator>
    <meta:document-statistic meta:table-count="0" meta:image-count="0" meta:object-count="0" meta:page-count="2" meta:paragraph-count="31" meta:word-count="1053" meta:character-count="6713" meta:non-whitespace-character-count="5649"/>
  </office:meta>
</office:document-meta>
</file>